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63f" officeooo:paragraph-rsid="0004a63f"/>
    </style:style>
    <style:style style:name="P2" style:family="paragraph" style:parent-style-name="Standard">
      <style:text-properties officeooo:rsid="000901e9" officeooo:paragraph-rsid="000901e9"/>
    </style:style>
    <style:style style:name="P3" style:family="paragraph" style:parent-style-name="Standard">
      <style:text-properties officeooo:paragraph-rsid="000b3e5b"/>
    </style:style>
    <style:style style:name="P4" style:family="paragraph" style:parent-style-name="Standard">
      <style:text-properties officeooo:rsid="000c34af" officeooo:paragraph-rsid="000c34af"/>
    </style:style>
    <style:style style:name="P5" style:family="paragraph" style:parent-style-name="Standard">
      <style:text-properties officeooo:paragraph-rsid="000c34af"/>
    </style:style>
    <style:style style:name="P6" style:family="paragraph" style:parent-style-name="Standard">
      <style:text-properties officeooo:rsid="00160965"/>
    </style:style>
    <style:style style:name="P7" style:family="paragraph" style:parent-style-name="Standard">
      <style:text-properties officeooo:rsid="001af6c9" officeooo:paragraph-rsid="001af6c9"/>
    </style:style>
    <style:style style:name="P8" style:family="paragraph" style:parent-style-name="Standard">
      <style:text-properties officeooo:paragraph-rsid="001af6c9"/>
    </style:style>
    <style:style style:name="P9" style:family="paragraph" style:parent-style-name="Standard">
      <style:text-properties officeooo:rsid="001bd6d3" officeooo:paragraph-rsid="001bd6d3"/>
    </style:style>
    <style:style style:name="P10" style:family="paragraph" style:parent-style-name="Standard">
      <style:text-properties officeooo:rsid="001bd6d3" officeooo:paragraph-rsid="0021dc7a"/>
    </style:style>
    <style:style style:name="P11" style:family="paragraph" style:parent-style-name="Standard">
      <style:text-properties officeooo:rsid="001bd6d3" officeooo:paragraph-rsid="002cf626"/>
    </style:style>
    <style:style style:name="P12" style:family="paragraph" style:parent-style-name="Standard">
      <style:text-properties officeooo:paragraph-rsid="001bd6d3"/>
    </style:style>
    <style:style style:name="P13" style:family="paragraph" style:parent-style-name="Standard">
      <style:text-properties officeooo:paragraph-rsid="001cf6bb"/>
    </style:style>
    <style:style style:name="P14" style:family="paragraph" style:parent-style-name="Standard">
      <style:text-properties officeooo:paragraph-rsid="0021dc7a"/>
    </style:style>
    <style:style style:name="P15" style:family="paragraph" style:parent-style-name="Standard">
      <style:text-properties officeooo:paragraph-rsid="00254095"/>
    </style:style>
    <style:style style:name="P16" style:family="paragraph" style:parent-style-name="Standard">
      <style:text-properties officeooo:paragraph-rsid="0025fd92"/>
    </style:style>
    <style:style style:name="P17" style:family="paragraph" style:parent-style-name="Standard">
      <style:text-properties officeooo:paragraph-rsid="0027106f"/>
    </style:style>
    <style:style style:name="P18" style:family="paragraph" style:parent-style-name="Standard">
      <style:text-properties officeooo:paragraph-rsid="00289abd"/>
    </style:style>
    <style:style style:name="P19" style:family="paragraph" style:parent-style-name="Standard">
      <style:text-properties officeooo:paragraph-rsid="002a70c4"/>
    </style:style>
    <style:style style:name="P20" style:family="paragraph" style:parent-style-name="Standard">
      <style:text-properties officeooo:paragraph-rsid="002cf626"/>
    </style:style>
    <style:style style:name="P21" style:family="paragraph" style:parent-style-name="Preformatted_20_Text">
      <style:text-properties officeooo:paragraph-rsid="001d0707"/>
    </style:style>
    <style:style style:name="P22" style:family="paragraph" style:parent-style-name="Preformatted_20_Text">
      <style:text-properties officeooo:paragraph-rsid="001e937f"/>
    </style:style>
    <style:style style:name="P23" style:family="paragraph" style:parent-style-name="Text_20_body">
      <style:text-properties officeooo:paragraph-rsid="001af6c9"/>
    </style:style>
    <style:style style:name="P24" style:family="paragraph" style:parent-style-name="Text_20_body">
      <style:text-properties officeooo:paragraph-rsid="001d0707"/>
    </style:style>
    <style:style style:name="P25" style:family="paragraph" style:parent-style-name="Text_20_body">
      <style:paragraph-properties fo:margin-top="0in" fo:margin-bottom="0in" loext:contextual-spacing="false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02fa4fc" officeooo:paragraph-rsid="002fa4fc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0319ddb" officeooo:paragraph-rsid="00319ddb"/>
    </style:style>
    <style:style style:name="P28" style:family="paragraph" style:parent-style-name="Text_20_body">
      <style:paragraph-properties fo:margin-top="0in" fo:margin-bottom="0in" loext:contextual-spacing="false"/>
      <style:text-properties officeooo:rsid="003215a5" officeooo:paragraph-rsid="003215a5"/>
    </style:style>
    <style:style style:name="P29" style:family="paragraph" style:parent-style-name="Text_20_body">
      <style:paragraph-properties fo:margin-top="0in" fo:margin-bottom="0in" loext:contextual-spacing="false"/>
      <style:text-properties officeooo:rsid="00349e5d" officeooo:paragraph-rsid="00349e5d"/>
    </style:style>
    <style:style style:name="P30" style:family="paragraph" style:parent-style-name="Text_20_body">
      <style:paragraph-properties fo:margin-top="0in" fo:margin-bottom="0in" loext:contextual-spacing="false"/>
      <style:text-properties officeooo:rsid="0036eafc" officeooo:paragraph-rsid="0036eafc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0385975" officeooo:paragraph-rsid="00385975"/>
    </style:style>
    <style:style style:name="P32" style:family="paragraph" style:parent-style-name="Text_20_body">
      <style:paragraph-properties fo:margin-top="0in" fo:margin-bottom="0in" loext:contextual-spacing="false"/>
      <style:text-properties officeooo:paragraph-rsid="0038abf8"/>
    </style:style>
    <style:style style:name="P33" style:family="paragraph" style:parent-style-name="Text_20_body">
      <style:paragraph-properties fo:margin-top="0in" fo:margin-bottom="0in" loext:contextual-spacing="false"/>
      <style:text-properties officeooo:rsid="0038e774" officeooo:paragraph-rsid="0038e774"/>
    </style:style>
    <style:style style:name="P34" style:family="paragraph" style:parent-style-name="Text_20_body">
      <style:paragraph-properties fo:margin-top="0in" fo:margin-bottom="0in" loext:contextual-spacing="false"/>
      <style:text-properties officeooo:rsid="001cf6bb" officeooo:paragraph-rsid="00319ddb"/>
    </style:style>
    <style:style style:name="P35" style:family="paragraph" style:parent-style-name="Text_20_body">
      <style:paragraph-properties fo:margin-top="0in" fo:margin-bottom="0in" loext:contextual-spacing="false"/>
      <style:text-properties officeooo:rsid="00398ddf" officeooo:paragraph-rsid="00398ddf"/>
    </style:style>
    <style:style style:name="P36" style:family="paragraph" style:parent-style-name="Text_20_body">
      <style:paragraph-properties fo:margin-top="0in" fo:margin-bottom="0in" loext:contextual-spacing="false"/>
      <style:text-properties officeooo:rsid="003fcbd4" officeooo:paragraph-rsid="003fcbd4"/>
    </style:style>
    <style:style style:name="P37" style:family="paragraph" style:parent-style-name="Text_20_body">
      <style:paragraph-properties fo:margin-top="0in" fo:margin-bottom="0in" loext:contextual-spacing="false"/>
      <style:text-properties officeooo:rsid="00402f87" officeooo:paragraph-rsid="00402f87"/>
    </style:style>
    <style:style style:name="P38" style:family="paragraph" style:parent-style-name="Text_20_body">
      <style:paragraph-properties fo:margin-top="0in" fo:margin-bottom="0in" loext:contextual-spacing="false"/>
      <style:text-properties officeooo:rsid="004401d2" officeooo:paragraph-rsid="004401d2"/>
    </style:style>
    <style:style style:name="P39" style:family="paragraph" style:parent-style-name="Text_20_body">
      <style:paragraph-properties fo:margin-top="0in" fo:margin-bottom="0in" loext:contextual-spacing="false"/>
      <style:text-properties fo:font-style="italic" officeooo:rsid="0042fb20" officeooo:paragraph-rsid="00402f87" style:font-style-asian="italic" style:font-style-complex="italic"/>
    </style:style>
    <style:style style:name="P40" style:family="paragraph" style:parent-style-name="Text_20_body">
      <style:paragraph-properties fo:margin-top="0in" fo:margin-bottom="0in" loext:contextual-spacing="false"/>
      <style:text-properties officeooo:rsid="00493c25" officeooo:paragraph-rsid="00493c25"/>
    </style:style>
    <style:style style:name="P41" style:family="paragraph" style:parent-style-name="Heading_20_3">
      <style:paragraph-properties fo:margin-top="0in" fo:margin-bottom="0in" loext:contextual-spacing="false"/>
      <style:text-properties officeooo:paragraph-rsid="00493c25"/>
    </style:style>
    <style:style style:name="P42" style:family="paragraph" style:parent-style-name="Text_20_body" style:list-style-name="L1">
      <style:paragraph-properties fo:margin-top="0in" fo:margin-bottom="0in" loext:contextual-spacing="false"/>
    </style:style>
    <style:style style:name="P43" style:family="paragraph" style:parent-style-name="Text_20_body" style:list-style-name="L2">
      <style:paragraph-properties fo:margin-top="0in" fo:margin-bottom="0in" loext:contextual-spacing="false"/>
    </style:style>
    <style:style style:name="P44" style:family="paragraph" style:parent-style-name="Text_20_body" style:list-style-name="L3">
      <style:paragraph-properties fo:margin-top="0in" fo:margin-bottom="0in" loext:contextual-spacing="false"/>
    </style:style>
    <style:style style:name="P45" style:family="paragraph" style:parent-style-name="Text_20_body" style:list-style-name="L4">
      <style:paragraph-properties fo:margin-top="0in" fo:margin-bottom="0in" loext:contextual-spacing="false"/>
    </style:style>
    <style:style style:name="P46" style:family="paragraph" style:parent-style-name="Text_20_body" style:list-style-name="L5">
      <style:paragraph-properties fo:margin-top="0in" fo:margin-bottom="0in" loext:contextual-spacing="false"/>
    </style:style>
    <style:style style:name="P47" style:family="paragraph" style:parent-style-name="Text_20_body">
      <style:paragraph-properties fo:margin-top="0in" fo:margin-bottom="0in" loext:contextual-spacing="false"/>
      <style:text-properties fo:font-style="italic" officeooo:rsid="004696ea" officeooo:paragraph-rsid="004401d2" style:font-style-asian="italic" style:font-style-complex="italic"/>
    </style:style>
    <style:style style:name="P48" style:family="paragraph" style:parent-style-name="Text_20_body">
      <style:paragraph-properties fo:margin-top="0in" fo:margin-bottom="0in" loext:contextual-spacing="false"/>
      <style:text-properties fo:font-style="italic" officeooo:rsid="00493c25" officeooo:paragraph-rsid="00493c25" style:font-style-asian="italic" style:font-style-complex="italic"/>
    </style:style>
    <style:style style:name="P49" style:family="paragraph" style:parent-style-name="Text_20_body">
      <style:paragraph-properties fo:margin-top="0in" fo:margin-bottom="0in" loext:contextual-spacing="false"/>
      <style:text-properties officeooo:rsid="004a8442" officeooo:paragraph-rsid="004a8442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7106f"/>
    </style:style>
    <style:style style:name="T3" style:family="text">
      <style:text-properties style:text-position="super 58%" officeooo:rsid="00289abd"/>
    </style:style>
    <style:style style:name="T4" style:family="text">
      <style:text-properties style:text-position="super 58%" officeooo:rsid="002a70c4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officeooo:rsid="00062414"/>
    </style:style>
    <style:style style:name="T7" style:family="text">
      <style:text-properties officeooo:rsid="000b3d57"/>
    </style:style>
    <style:style style:name="T8" style:family="text">
      <style:text-properties officeooo:rsid="000b3e5b"/>
    </style:style>
    <style:style style:name="T9" style:family="text">
      <style:text-properties officeooo:rsid="000c34af"/>
    </style:style>
    <style:style style:name="T10" style:family="text">
      <style:text-properties officeooo:rsid="000fb792"/>
    </style:style>
    <style:style style:name="T11" style:family="text">
      <style:text-properties officeooo:rsid="00140d52"/>
    </style:style>
    <style:style style:name="T12" style:family="text">
      <style:text-properties officeooo:rsid="00171c52"/>
    </style:style>
    <style:style style:name="T13" style:family="text">
      <style:text-properties officeooo:rsid="0018a752"/>
    </style:style>
    <style:style style:name="T14" style:family="text">
      <style:text-properties officeooo:rsid="001af6c9"/>
    </style:style>
    <style:style style:name="T15" style:family="text">
      <style:text-properties officeooo:rsid="001bd6d3"/>
    </style:style>
    <style:style style:name="T16" style:family="text">
      <style:text-properties officeooo:rsid="001cf6bb"/>
    </style:style>
    <style:style style:name="T17" style:family="text">
      <style:text-properties officeooo:rsid="00254095"/>
    </style:style>
    <style:style style:name="T18" style:family="text">
      <style:text-properties officeooo:rsid="0025fd92"/>
    </style:style>
    <style:style style:name="T19" style:family="text">
      <style:text-properties officeooo:rsid="0027106f"/>
    </style:style>
    <style:style style:name="T20" style:family="text">
      <style:text-properties officeooo:rsid="00289abd"/>
    </style:style>
    <style:style style:name="T21" style:family="text">
      <style:text-properties officeooo:rsid="002a70c4"/>
    </style:style>
    <style:style style:name="T22" style:family="text">
      <style:text-properties officeooo:rsid="002cf626"/>
    </style:style>
    <style:style style:name="T23" style:family="text">
      <style:text-properties officeooo:rsid="0034ff7b"/>
    </style:style>
    <style:style style:name="T24" style:family="text">
      <style:text-properties fo:color="#336699" style:text-line-through-style="none" style:text-line-through-type="none" style:text-underline-style="none" style:text-blinking="false"/>
    </style:style>
    <style:style style:name="T25" style:family="text">
      <style:text-properties officeooo:rsid="00385975"/>
    </style:style>
    <style:style style:name="T26" style:family="text">
      <style:text-properties officeooo:rsid="0038e774"/>
    </style:style>
    <style:style style:name="T27" style:family="text">
      <style:text-properties officeooo:rsid="003c9283"/>
    </style:style>
    <style:style style:name="T28" style:family="text">
      <style:text-properties officeooo:rsid="003e6a11"/>
    </style:style>
    <style:style style:name="T29" style:family="text">
      <style:text-properties style:text-position="0% 100%"/>
    </style:style>
    <style:style style:name="T30" style:family="text">
      <style:text-properties officeooo:rsid="00419675"/>
    </style:style>
    <style:style style:name="T31" style:family="text">
      <style:text-properties officeooo:rsid="0042fb20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2fb20" style:font-style-asian="italic" style:font-style-complex="italic"/>
    </style:style>
    <style:style style:name="T34" style:family="text">
      <style:text-properties fo:font-style="italic" officeooo:rsid="004593c4" style:font-style-asian="italic" style:font-style-complex="italic"/>
    </style:style>
    <style:style style:name="T35" style:family="text">
      <style:text-properties fo:font-style="italic" officeooo:rsid="004696ea" style:font-style-asian="italic" style:font-style-complex="italic"/>
    </style:style>
    <style:style style:name="T36" style:family="text">
      <style:text-properties officeooo:rsid="004b0c77"/>
    </style:style>
    <style:style style:name="T37" style:family="text">
      <style:text-properties officeooo:rsid="004b4d9e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<text:span text:style-name="T1">th</text:span> Feb. 2023</text:p>
      <text:p text:style-name="P1">1. Install Opencv from source code.<text:span text:style-name="T6">( </text:span><text:a xlink:type="simple" xlink:href="https://docs.opencv.org/4.x/d0/d3d/tutorial_general_install.html" text:style-name="Internet_20_link" text:visited-style-name="Visited_20_Internet_20_Link"><text:span text:style-name="T6">https://docs.opencv.org/4.x/d0/d3d/tutorial_general_install.html</text:span></text:a><text:span text:style-name="T6">)</text:span></text:p>
      <text:p text:style-name="P1"/>
      <text:p text:style-name="P2">(1)Install Cmake: <text:span text:style-name="T7">sudo apt install cmake <text:s/></text:span></text:p>
      <text:p text:style-name="P3"><text:span text:style-name="T8">(2)Install git: (</text:span>If you’re on a Debian-based distribution, such as Ubuntu, try <text:span text:style-name="Source_20_Text">apt</text:span><text:span text:style-name="T8">)</text:span></text:p>
      <text:p text:style-name="P5"><text:span text:style-name="T9">(3)</text:span>To clone repositories run the following commands in console:</text:p>
      <text:p text:style-name="P4">git clone https://github.com/opencv/opencv</text:p>
      <text:p text:style-name="Standard">git -C opencv checkout <text:s/><text:span text:style-name="T11">4.</text:span><text:span text:style-name="T12">5</text:span><text:span text:style-name="T11">.0</text:span></text:p>
      <text:p text:style-name="Standard"># optionally</text:p>
      <text:p text:style-name="Standard">git clone https://github.com/opencv/opencv_contrib.<text:span text:style-name="T10">git</text:span></text:p>
      <text:p text:style-name="Standard">git -C opencv_contrib checkout <text:s/><text:span text:style-name="T11">4.</text:span><text:span text:style-name="T13">5</text:span><text:span text:style-name="T11">.0</text:span></text:p>
      <text:p text:style-name="P6"/>
      <text:p text:style-name="P6">网络不通了。</text:p>
      <text:p text:style-name="P6"/>
      <text:p text:style-name="P6">使用国内网络：<text:a xlink:type="simple" xlink:href="https://blog.csdn.net/weixin_44796670/article/details/115900538" text:style-name="Internet_20_link" text:visited-style-name="Visited_20_Internet_20_Link">https://blog.csdn.net/weixin_44796670/article/details/115900538</text:a></text:p>
      <text:p text:style-name="P8"><text:span text:style-name="T14">(1)</text:span>安装依赖项</text:p>
      <text:p text:style-name="P23"><text:span text:style-name="Strong_20_Emphasis">环境：Ubuntu 20.04<text:line-break/>使用g++和cmake编译opencv 4.5.0</text:span></text:p>
      <text:p text:style-name="Text_20_body">①安装g++, cmake, make, <text:a xlink:type="simple" xlink:href="https://so.csdn.net/so/search?q=wget&amp;spm=1001.2101.3001.7020" office:target-frame-name="_blank" xlink:show="new" text:style-name="Internet_20_link" text:visited-style-name="Visited_20_Internet_20_Link">wget</text:a>, unzip，若已安装，此步跳过</text:p>
      <text:p text:style-name="P7">sudo apt install -y g++</text:p>
      <text:p text:style-name="P7">sudo apt install -y cmake</text:p>
      <text:p text:style-name="P7">sudo apt install -y make</text:p>
      <text:p text:style-name="P7">sudo apt install -y wget unzip</text:p>
      <text:p text:style-name="P7">②安装<text:a xlink:type="simple" xlink:href="https://so.csdn.net/so/search?q=opencv&amp;spm=1001.2101.3001.7020" office:target-frame-name="_blank" xlink:show="new" text:style-name="Internet_20_link" text:visited-style-name="Visited_20_Internet_20_Link">opencv</text:a>依赖的库</text:p>
      <text:p text:style-name="P7">sudo apt-get install build-essential libgtk2.0-dev libgtk-3-dev libavcodec-dev libavformat-dev libjpeg-dev libswscale-dev libtiff5-dev</text:p>
      <text:p text:style-name="P8"><text:span text:style-name="T14">(2)</text:span>下载OpenCV 4.5.0源文件</text:p>
      <text:p text:style-name="P12"><text:span text:style-name="T15">(3)</text:span>Cmake配置和编译OpenCV</text:p>
      <text:p text:style-name="P9">① 在主目录下打开终端：</text:p>
      <text:p text:style-name="P9">② 进入到下载好的opencv目录中，新建并进入目录build：</text:p>
      <text:p text:style-name="P9">cd opencv</text:p>
      <text:p text:style-name="P9">mkdir build</text:p>
      <text:p text:style-name="P9">cd build</text:p>
      <text:p text:style-name="P9">③ 使用cmake配置opencv：</text:p>
      <text:p text:style-name="P9">cmake -D CMAKE_BUILD_TYPE=Release -D OPENCV_GENERATE_PKGCONFIG=YES ..</text:p>
      <text:p text:style-name="P9">④ 用make进行编译（大约需要35分钟）</text:p>
      <text:p text:style-name="P9">make -j4</text:p>
      <text:p text:style-name="P9">⑤ 用make进行安装</text:p>
      <text:p text:style-name="P9">sudo make install</text:p>
      <text:p text:style-name="P13"><text:span text:style-name="T16">(4)</text:span>环境配置</text:p>
      <text:p text:style-name="P24">① 配置pkg-config环境</text:p>
      <text:p text:style-name="P21"><text:span text:style-name="Source_20_Text">sudo vim /etc/profile.d/pkgconfig.sh</text:span></text:p>
      <text:p text:style-name="P22"><text:span text:style-name="Source_20_Text">在文件后面加入下面一行：</text:span></text:p>
      <text:p text:style-name="P22"><text:span text:style-name="Source_20_Text">export PKG_CONFIG_PATH=/usr/local/lib/pkgconfig:$PKG_CONFIG_PATH</text:span></text:p>
      <text:p text:style-name="P22"><text:span text:style-name="Source_20_Text">保存并退出后激活：</text:span></text:p>
      <text:p text:style-name="P22"><text:span text:style-name="Source_20_Text">source /etc/profile</text:span></text:p>
      <text:p text:style-name="P22"><text:span text:style-name="Source_20_Text">用以下命令验证是否成功：pkg-config --libs opencv4</text:span></text:p>
      <text:p text:style-name="P14"><text:span text:style-name="Source_20_Text"><text:span text:style-name="T15">② </text:span></text:span><text:span text:style-name="Source_20_Text">配置动态库环境</text:span></text:p>
      <text:p text:style-name="P14"><text:soft-page-break/><text:span text:style-name="Source_20_Text">sudo vim /etc/ld.so.conf.d/opencv4.conf</text:span></text:p>
      <text:p text:style-name="P14"><text:span text:style-name="Source_20_Text">在该文件末尾加上OpenCV的lib路径，保存退出：</text:span></text:p>
      <text:p text:style-name="P14"><text:span text:style-name="Source_20_Text">/usr/local/lib</text:span></text:p>
      <text:p text:style-name="P14"><text:span text:style-name="Source_20_Text">使配置的路径生效：sudo ldconfig</text:span></text:p>
      <text:p text:style-name="P14"><text:span text:style-name="Source_20_Text"/></text:p>
      <text:p text:style-name="P15"><text:span text:style-name="Source_20_Text"><text:span text:style-name="T17">(5)</text:span></text:span><text:span text:style-name="Source_20_Text">测试OpenCV</text:span></text:p>
      <text:p text:style-name="P15"><text:span text:style-name="Source_20_Text">cd 到/opencv/samples/cpp/example_cmake目录下，依次执行以下命令：</text:span></text:p>
      <text:p text:style-name="P15"><text:span text:style-name="Source_20_Text">cmake .</text:span></text:p>
      <text:p text:style-name="P15"><text:span text:style-name="Source_20_Text">make</text:span></text:p>
      <text:p text:style-name="P15"><text:span text:style-name="Source_20_Text">./opencv_example</text:span></text:p>
      <text:p text:style-name="P15"><text:span text:style-name="Source_20_Text"/></text:p>
      <text:p text:style-name="P16"><text:span text:style-name="Source_20_Text">成功了</text:span><text:span text:style-name="Source_20_Text"><text:span text:style-name="T18">！</text:span></text:span></text:p>
      <text:p text:style-name="P16"><text:span text:style-name="Source_20_Text"/></text:p>
      <text:p text:style-name="P17"><text:span text:style-name="Source_20_Text"><text:span text:style-name="T19">10</text:span></text:span><text:span text:style-name="Source_20_Text"><text:span text:style-name="T2">th</text:span></text:span><text:span text:style-name="Source_20_Text"><text:span text:style-name="T19"> Feb. 2023</text:span></text:span></text:p>
      <text:p text:style-name="P17"><text:span text:style-name="Source_20_Text"><text:span text:style-name="T19">1.将第二章中的pytorch模型转为onnx，尝试在c++ 项目中调用。</text:span></text:span></text:p>
      <text:p text:style-name="P17"><text:span text:style-name="Source_20_Text"/></text:p>
      <text:p text:style-name="P18"><text:span text:style-name="Source_20_Text"><text:span text:style-name="T20">15</text:span></text:span><text:span text:style-name="Source_20_Text"><text:span text:style-name="T3">th</text:span></text:span><text:span text:style-name="Source_20_Text"><text:span text:style-name="T20"> Feb. 2023</text:span></text:span></text:p>
      <text:p text:style-name="P18"><text:span text:style-name="Source_20_Text"><text:span text:style-name="T20">1.</text:span></text:span><text:span text:style-name="Source_20_Text">用Cmake构建C++项目调用OpenCV:</text:span></text:p>
      <text:p text:style-name="P18"><text:a xlink:type="simple" xlink:href="https://blog.csdn.net/weixin_44796670/article/details/115900538" text:style-name="Internet_20_link" text:visited-style-name="Visited_20_Internet_20_Link"><text:span text:style-name="Source_20_Text"><text:span text:style-name="T20">https://blog.csdn.net/weixin_44796670/article/details/115900538</text:span></text:span></text:a></text:p>
      <text:p text:style-name="P18"><text:span text:style-name="Source_20_Text"/></text:p>
      <text:p text:style-name="P19"><text:span text:style-name="Source_20_Text"><text:span text:style-name="T21">16</text:span></text:span><text:span text:style-name="Source_20_Text"><text:span text:style-name="T4">th</text:span></text:span><text:span text:style-name="Source_20_Text"><text:span text:style-name="T21">. Feb. 2023</text:span></text:span></text:p>
      <text:p text:style-name="P19"><text:span text:style-name="Source_20_Text"><text:span text:style-name="T21">1.在learnOpencv文件夹中新建了一个useOnnx目录，用于测试在c++项目中调用oNNX模型，</text:span></text:span></text:p>
      <text:p text:style-name="P15"><text:span text:style-name="Source_20_Text">注意：无需使用</text:span><text:span text:style-name="Source_20_Text"><text:span text:style-name="T21">anaconda的虚拟环境。</text:span></text:span></text:p>
      <text:p text:style-name="P10"><text:span text:style-name="Source_20_Text"/></text:p>
      <text:p text:style-name="P11"><text:span text:style-name="Source_20_Text"><text:span text:style-name="T22">21th Feb. 2023</text:span></text:span></text:p>
      <text:p text:style-name="P20"><text:span text:style-name="Source_20_Text"><text:span text:style-name="T22">1.linux 下的c++开发环境（之一）：</text:span></text:span></text:p>
      <text:p text:style-name="P20"><text:span text:style-name="Source_20_Text"><text:s text:c="5"/>编辑：vim</text:span></text:p>
      <text:list xml:id="list428545203" text:style-name="L1">
        <text:list-item>
          <text:p text:style-name="P42">构建：基于scons构造了一套整合thrift、gcc、cpplint的编译环境</text:p>
        </text:list-item>
      </text:list>
      <text:list xml:id="list1013177119" text:style-name="L2">
        <text:list-item>
          <text:p text:style-name="P43">自动构建：Jenkins（hudson）</text:p>
        </text:list-item>
      </text:list>
      <text:list xml:id="list2404495837" text:style-name="L3">
        <text:list-item>
          <text:p text:style-name="P44">调试：线上google-breakpad，线下gdb。<text:line-break/>开源chromium里的logging模块<text:line-break/>valgrind</text:p>
        </text:list-item>
      </text:list>
      <text:list xml:id="list4211886196" text:style-name="L4">
        <text:list-item>
          <text:p text:style-name="P45">版本控制：svn、git</text:p>
        </text:list-item>
      </text:list>
      <text:list xml:id="list1333025259" text:style-name="L5">
        <text:list-item>
          <text:p text:style-name="P46">单测：googletest</text:p>
        </text:list-item>
      </text:list>
      <text:p text:style-name="P25"/>
      <text:p text:style-name="P26">2.vim中假死问题的解决，往往出现在切换窗口回来，发现vim对任何键都没有反应。</text:p>
      <text:p text:style-name="P26">按下 Ctrl + Q 解决，意思是”恢复向终端输出”；</text:p>
      <text:p text:style-name="P26">按下 Ctrl + S 进入“假死”，意思是“阻断向终端输出”。</text:p>
      <text:p text:style-name="P26">另： Ctrl + S 是 Windows 的文档保存快捷键，刚接触 Linux 会很容易造成这种情况。 </text:p>
      <text:p text:style-name="P26"/>
      <text:p text:style-name="P27">1<text:span text:style-name="T1">st</text:span>. <text:s/>Mar. <text:s/>23</text:p>
      <text:p text:style-name="P27">1.CUDA:</text:p>
      <text:p text:style-name="P27">2006年，NVIDIA公司发布了CUDA(Compute Unified Device Architecture)，是一种新的操作GPU计算的硬件和软件架构，是建立在NVIDIA的GPUs上的一个通用并行计算平台和编程模型，它提供了GPU编程的简易接口，基于CUDA编程可以构建基于GPU计算的应用程序，利用GPUs的并行计算引擎来更加高效地解决比较复杂的计算难题。它将GPU视作一个数据并行计算设备，而且无需把<text:soft-page-break/>这些计算映射到图形API。操作系统的多任务机制可以同时管理CUDA访问GPU和图形程序的运行库，其计算特性支持利用CUDA直观地编写GPU核心程序。</text:p>
      <text:p text:style-name="P27"/>
      <text:p text:style-name="P28">31th Mar. 23</text:p>
      <text:p text:style-name="P29">1.codeblocks +opencv4配置成功（ref: <text:a xlink:type="simple" xlink:href="https://blog.csdn.net/yangbingzhou/article/details/30993663),首先要了解本系统的opencv4的安装情况" text:style-name="Internet_20_link" text:visited-style-name="Visited_20_Internet_20_Link">https://blog.csdn.net/yangbingzhou/article/details/30993663),首先要了解本系统的</text:a><text:a xlink:type="simple" xlink:href="https://blog.csdn.net/yangbingzhou/article/details/30993663),首先要了解本系统的opencv4的安装情况" text:style-name="Internet_20_link" text:visited-style-name="Visited_20_Internet_20_Link"><text:span text:style-name="T23">opencv4的安装情况</text:span></text:a><text:span text:style-name="T23">。</text:span></text:p>
      <text:p text:style-name="P29">详见<text:span text:style-name="T23">：/home/baba/learn_codeblocks/testOpencv <text:s/>工程中的配置。</text:span></text:p>
      <text:p text:style-name="P29"/>
      <text:p text:style-name="P30">11<text:span text:style-name="T1">th</text:span> <text:s/>Apr. 23</text:p>
      <text:p text:style-name="P30">1.在github.com中建立了cat_fish仓库，克隆到本机/home/products/cat_fish。开始第一个AI项目。按极限开发软件过程进行开发。</text:p>
      <text:p text:style-name="P30"/>
      <text:p text:style-name="P31">13<text:span text:style-name="T1">th</text:span> Apr. 23</text:p>
      <text:p text:style-name="P32"><text:span text:style-name="T25">1.下载了uml tool ,</text:span><text:a xlink:type="simple" xlink:href="http://www.visual-paradigm.com/product/vpuml/editions/community.jsp" text:style-name="Internet_20_link" text:visited-style-name="Visited_20_Internet_20_Link"><text:span text:style-name="T24">Visual paradigm – community</text:span></text:a><text:span text:style-name="T25">(ref: </text:span><text:a xlink:type="simple" xlink:href="https://www.visual-paradigm.com/download/community.jsp?platform=linux&amp;arch=64bit" text:style-name="Internet_20_link" text:visited-style-name="Visited_20_Internet_20_Link"><text:span text:style-name="T25">https://www.visual-paradigm.com/download/community.jsp?platform=linux&amp;arch=64bit</text:span></text:a><text:span text:style-name="T25">)</text:span></text:p>
      <text:p text:style-name="P32"/>
      <text:p text:style-name="P33">14<text:span text:style-name="T1">th</text:span> Apr. 23</text:p>
      <text:p text:style-name="P33">1. Install goolgetest:</text:p>
      <text:p text:style-name="P33">(1)download :</text:p>
      <text:p text:style-name="P34"><text:s/><text:span text:style-name="T26">git clone </text:span><text:a xlink:type="simple" xlink:href="https://github.com/google/googletest.git" text:style-name="Internet_20_link" text:visited-style-name="Visited_20_Internet_20_Link"><text:span text:style-name="T26">https://github.com/google/googletest.git</text:span></text:a></text:p>
      <text:p text:style-name="P33">(2) cmake .</text:p>
      <text:p text:style-name="P33">(3) make</text:p>
      <text:p text:style-name="P33">(4) sudo make install</text:p>
      <text:p text:style-name="P33">ok.</text:p>
      <text:p text:style-name="P35">test it <text:span text:style-name="T27">(g++ test.cpp -o test -lgtest -lpthread <text:s/>或者 </text:span><text:span text:style-name="T28">g++ test.cpp -o test -lgtest -pthread</text:span><text:span text:style-name="T27">)</text:span>,worked.</text:p>
      <text:p text:style-name="P35"/>
      <text:p text:style-name="P36">18<text:span text:style-name="T1">th</text:span> <text:s/>Apr. 23</text:p>
      <text:p text:style-name="P36">1.codeblocks 的management 面板在view 菜单中文件，管理文件在Management面板的Projects 中。</text:p>
      <text:p text:style-name="P36"/>
      <text:p text:style-name="P37">19<text:span text:style-name="T1">th</text:span> Apr. 23</text:p>
      <text:p text:style-name="P37">1.为<text:span text:style-name="T30">cat_fish项目</text:span>配置<text:span text:style-name="T30">OpenCV环境。</text:span><text:span text:style-name="T31">Project build option→Linker settings→/usr/local/lib中的相关静态链接库（*.so）, Search directories→Compiler : </text:span><text:span text:style-name="T33"><text:s/>usr/local/include/openc4 <text:s/>和 usr/local/include/opencv4/opencv2, <text:s/>Search directories→Linker: usr/local/lib。</text:span></text:p>
      <text:p text:style-name="P39"/>
      <text:p text:style-name="P38"><text:span text:style-name="T33">2</text:span><text:span text:style-name="T32">7</text:span><text:span text:style-name="T5">th</text:span><text:span text:style-name="T32"> Apr. <text:s/>2023</text:span></text:p>
      <text:p text:style-name="P38"><text:span text:style-name="T32">1.在codeblocks中找不到opencv的文件了。新建一个试试</text:span><text:span text:style-name="T34">。</text:span><text:span text:style-name="T35">成功了。</text:span></text:p>
      <text:p text:style-name="P47"/>
      <text:p text:style-name="P40"><text:span text:style-name="T35">4</text:span><text:span text:style-name="T5">th</text:span><text:span text:style-name="T32"> May 2023</text:span></text:p>
      <text:p text:style-name="P40"><text:span text:style-name="T32">1.learning on page: </text:span><text:a xlink:type="simple" xlink:href="https://wiki.codeblocks.org/index.php/Creating_a_new_project" text:style-name="Internet_20_link" text:visited-style-name="Visited_20_Internet_20_Link"><text:span text:style-name="T32">https://wiki.codeblocks.org/index.php/Creating_a_new_project</text:span></text:a><text:span text:style-name="T32">. Research on deployment of c++ program project.</text:span></text:p>
      <text:h text:style-name="P41" text:outline-level="3"/>
      <text:p text:style-name="P49">11<text:span text:style-name="T1">th</text:span> May 2023</text:p>
      <text:p text:style-name="P49"><text:soft-page-break/>1.Execute file cat_fish <text:s/>have been deployed on wsl 2 system <text:span text:style-name="T36">success</text:span><text:span text:style-name="T37">ful</text:span><text:span text:style-name="T36">ly</text:span>. Copy all dependent file to destination folder , such as onnx <text:s/>and so files. Maybe you would get an error <text:s/>from os file, e.g.“file is too short”, to solute it ,just delete old soft link file and recreate it. <text:s text:c="2"/>In wsl 2 without gui support, displaying window action will not <text:s/>be permit<text:span text:style-name="T37">t</text:span>ed. </text:p>
      <text:p text:style-name="P48"/>
      <text:p text:style-name="P9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15:43:14.797826064</meta:creation-date>
    <meta:generator>LibreOffice/6.4.7.2$Linux_X86_64 LibreOffice_project/40$Build-2</meta:generator>
    <dc:date>2023-05-11T11:32:03.859059191</dc:date>
    <meta:editing-duration>PT17H25M15S</meta:editing-duration>
    <meta:editing-cycles>55</meta:editing-cycles>
    <meta:document-statistic meta:table-count="0" meta:image-count="0" meta:object-count="0" meta:page-count="4" meta:paragraph-count="102" meta:word-count="1175" meta:character-count="3982" meta:non-whitespace-character-count="3671"/>
  </office:meta>
</office:document-meta>
</file>